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font-weight="normal" style:font-weight-asian="normal" style:font-weight-complex="normal"/>
    </style:style>
    <style:style style:name="T1" style:family="text">
      <style:text-properties style:font-name="Times New Roman1" style:font-name-asian="Times New Roman1" style:font-name-complex="Times New Roman1"/>
    </style:style>
    <style:style style:name="T2" style:family="text">
      <style:text-properties fo:font-weight="bold" style:font-weight-asian="bold" style:font-weight-complex="bold"/>
    </style:style>
    <style:style style:name="T3" style:family="text" style:parent-style-name="Code_20_Inline">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Code_20_Inline">
      <style:text-properties fo:font-weight="normal" style:font-weight-asian="normal" style:font-weight-complex="normal"/>
    </style:style>
    <style:style style:name="T6" style:family="text">
      <style:text-properties style:font-name="Times New Roman1" style:font-name-asian="Times New Roman" style:font-name-complex="Times New Roman"/>
    </style:style>
    <style:style style:name="T7" style:family="text">
      <style:text-properties fo:font-style="italic" style:font-style-asian="italic" style:font-style-complex="italic"/>
    </style:style>
    <style:style style:name="T8" style:family="text" style:parent-style-name="Code_20_Inline">
      <style:text-properties style:font-name="Times New Roman"/>
    </style:style>
    <number:number-style style:name="N0">
      <number:number number:min-integer-digits="1"/>
    </number:number-style>
  </office:automatic-styles>
  <office:body>
    <office:text>
      <text:tracked-changes>
        <text:changed-region text:id="ct1243195384">
          <text:deletion>
            <office:change-info>
              <dc:creator>Ray Lischner</dc:creator>
              <dc:date>2006-09-15T18:47:00</dc:date>
            </office:change-info>
            <text:p text:style-name="Body_20_Text_20_First"><text:s/>size</text:p>
          </text:deletion>
        </text:changed-region>
        <text:changed-region text:id="ct1243011496">
          <text:deletion>
            <office:change-info>
              <dc:creator>Ray Lischner</dc:creator>
              <dc:date>2006-09-15T18:48:00</dc:date>
            </office:change-info>
            <text:p text:style-name="Body_20_Text_20_First">You can safely assume</text:p>
          </text:deletion>
        </text:changed-region>
        <text:changed-region text:id="ct1241847256">
          <text:insertion>
            <office:change-info>
              <dc:creator>Ray Lischner</dc:creator>
              <dc:date>2006-09-15T18:48:00</dc:date>
            </office:change-info>
          </text:insertion>
        </text:changed-region>
        <text:changed-region text:id="ct1242627624">
          <text:deletion>
            <office:change-info>
              <dc:creator>Ray Lischner</dc:creator>
              <dc:date>2006-09-15T18:48:00</dc:date>
            </office:change-info>
            <text:p text:style-name="Body_20_Text_20_First">,</text:p>
          </text:deletion>
        </text:changed-region>
        <text:changed-region text:id="ct1242627288">
          <text:deletion>
            <office:change-info>
              <dc:creator>Ray Lischner</dc:creator>
              <dc:date>2006-09-15T18:48:00</dc:date>
            </office:change-info>
            <text:p text:style-name="Body_20_Text_20_First"><text:s/>however,</text:p>
          </text:deletion>
        </text:changed-region>
        <text:changed-region text:id="ct1243342064">
          <text:insertion>
            <office:change-info>
              <dc:creator>Ray Lischner</dc:creator>
              <dc:date>2006-09-15T18:48:00</dc:date>
            </office:change-info>
          </text:insertion>
        </text:changed-region>
        <text:changed-region text:id="ct1247150876">
          <text:insertion>
            <office:change-info>
              <dc:creator>Ray Lischner</dc:creator>
              <dc:date>2006-09-15T18:49:00</dc:date>
            </office:change-info>
          </text:insertion>
        </text:changed-region>
        <text:changed-region text:id="ct1243343968">
          <text:deletion>
            <office:change-info>
              <dc:creator>Ray Lischner</dc:creator>
              <dc:date>2006-09-15T18:49:00</dc:date>
            </office:change-info>
            <text:p text:style-name="Body_20_Text">61</text:p>
          </text:deletion>
        </text:changed-region>
        <text:changed-region text:id="ct1242757472">
          <text:insertion>
            <office:change-info>
              <dc:creator>Ray Lischner</dc:creator>
              <dc:date>2006-09-15T18:50:00</dc:date>
            </office:change-info>
          </text:insertion>
        </text:changed-region>
        <text:changed-region text:id="ct1243194824">
          <text:deletion>
            <office:change-info>
              <dc:creator>Ray Lischner</dc:creator>
              <dc:date>2006-09-20T15:41:00</dc:date>
            </office:change-info>
            <text:p text:style-name="Body_20_Text_20_First">clara</text:p>
          </text:deletion>
        </text:changed-region>
        <text:changed-region text:id="ct1243193816">
          <text:insertion>
            <office:change-info>
              <dc:creator>Ray Lischner</dc:creator>
              <dc:date>2006-09-20T15:41:00</dc:date>
            </office:change-info>
          </text:insertion>
        </text:changed-region>
        <text:changed-region text:id="ct1241909232">
          <text:insertion>
            <office:change-info>
              <dc:creator>Ray Lischner</dc:creator>
              <dc:date>2006-09-15T18:50:00</dc:date>
            </office:change-info>
          </text:insertion>
        </text:changed-region>
        <text:changed-region text:id="ct1247276560">
          <text:deletion>
            <office:change-info>
              <dc:creator>Ray Lischner</dc:creator>
              <dc:date>2006-09-15T18:50:00</dc:date>
            </office:change-info>
            <text:p text:style-name="Body_20_Text_20_Cont">A</text:p>
          </text:deletion>
        </text:changed-region>
        <text:changed-region text:id="ct1247276672">
          <text:insertion>
            <office:change-info>
              <dc:creator>Ray Lischner</dc:creator>
              <dc:date>2006-09-15T18:50:00</dc:date>
            </office:change-info>
          </text:insertion>
        </text:changed-region>
        <text:changed-region text:id="ct1242758592">
          <text:deletion>
            <office:change-info>
              <dc:creator>Ray Lischner</dc:creator>
              <dc:date>2006-09-15T18:50:00</dc:date>
            </office:change-info>
            <text:p text:style-name="Body_20_Text_20_Cont">is guaranteed to</text:p>
          </text:deletion>
        </text:changed-region>
        <text:changed-region text:id="ct1243117552">
          <text:insertion>
            <office:change-info>
              <dc:creator>Ray Lischner</dc:creator>
              <dc:date>2006-09-15T18:50:00</dc:date>
            </office:change-info>
          </text:insertion>
        </text:changed-region>
        <text:changed-region text:id="ct1242589080">
          <text:insertion>
            <office:change-info>
              <dc:creator>Ray Lischner</dc:creator>
              <dc:date>2006-09-15T18:51:00</dc:date>
            </office:change-info>
          </text:insertion>
        </text:changed-region>
        <text:changed-region text:id="ct1228836284">
          <text:insertion>
            <office:change-info>
              <dc:creator>Ray Lischner</dc:creator>
              <dc:date>2006-09-15T18:51:00</dc:date>
            </office:change-info>
          </text:insertion>
        </text:changed-region>
        <text:changed-region text:id="ct1247573672">
          <text:deletion>
            <office:change-info>
              <dc:creator>Ray Lischner</dc:creator>
              <dc:date>2006-09-20T15:41:00</dc:date>
            </office:change-info>
            <text:p text:style-name="Body_20_Text">clar</text:p>
          </text:deletion>
        </text:changed-region>
        <text:changed-region text:id="ct1247573784">
          <text:insertion>
            <office:change-info>
              <dc:creator>Ray Lischner</dc:creator>
              <dc:date>2006-09-20T15:41:00</dc:date>
            </office:change-info>
          </text:insertion>
        </text:changed-region>
        <text:changed-region text:id="ct1243343072">
          <text:insertion>
            <office:change-info>
              <dc:creator>Ray Lischner</dc:creator>
              <dc:date>2006-09-15T18:53:00</dc:date>
            </office:change-info>
          </text:insertion>
        </text:changed-region>
        <text:changed-region text:id="ct1247574120">
          <text:insertion>
            <office:change-info>
              <dc:creator>Matthew Moodie</dc:creator>
              <dc:date>2006-08-24T11:55:00</dc:date>
            </office:change-info>
          </text:insertion>
        </text:changed-region>
        <text:changed-region text:id="ct1242757136">
          <text:insertion>
            <office:change-info>
              <dc:creator>Ray Lischner</dc:creator>
              <dc:date>2006-09-21T10:35:00</dc:date>
            </office:change-info>
          </text:insertion>
        </text:changed-region>
        <text:changed-region text:id="ct1241842708">
          <text:insertion>
            <office:change-info>
              <dc:creator>Ray Lischner</dc:creator>
              <dc:date>2006-09-15T18:56:00</dc:date>
            </office:change-info>
          </text:insertion>
        </text:changed-region>
        <text:changed-region text:id="ct1234443800">
          <text:insertion>
            <office:change-info>
              <dc:creator>Ray Lischner</dc:creator>
              <dc:date>2006-09-21T10:35:00</dc:date>
            </office:change-info>
          </text:insertion>
        </text:changed-region>
        <text:changed-region text:id="ct1241284348">
          <text:insertion>
            <office:change-info>
              <dc:creator>Ray Lischner</dc:creator>
              <dc:date>2006-09-15T18:58:00</dc:date>
            </office:change-info>
          </text:insertion>
        </text:changed-region>
        <text:changed-region text:id="ct1243154644">
          <text:deletion>
            <office:change-info>
              <dc:creator>Ray Lischner</dc:creator>
              <dc:date>2006-09-15T18:58:00</dc:date>
            </office:change-info>
            <text:p text:style-name="Body_20_Text">are</text:p>
          </text:deletion>
        </text:changed-region>
        <text:changed-region text:id="ct1243155652">
          <text:deletion>
            <office:change-info>
              <dc:creator>Ray Lischner</dc:creator>
              <dc:date>2006-09-20T15:41:00</dc:date>
            </office:change-info>
            <text:p text:style-name="Body_20_Text">declar</text:p>
          </text:deletion>
        </text:changed-region>
        <text:changed-region text:id="ct1241848712">
          <text:insertion>
            <office:change-info>
              <dc:creator>Ray Lischner</dc:creator>
              <dc:date>2006-09-20T15:41:00</dc:date>
            </office:change-info>
          </text:insertion>
        </text:changed-region>
        <text:changed-region text:id="ct1243414276">
          <text:deletion>
            <office:change-info>
              <dc:creator>Ray Lischner</dc:creator>
              <dc:date>2006-09-20T15:42:00</dc:date>
            </office:change-info>
            <text:p text:style-name="Body_20_Text">literal</text:p>
          </text:deletion>
        </text:changed-region>
        <text:changed-region text:id="ct1242627848">
          <text:insertion>
            <office:change-info>
              <dc:creator>Ray Lischner</dc:creator>
              <dc:date>2006-09-20T15:42:00</dc:date>
            </office:change-info>
          </text:insertion>
        </text:changed-region>
        <text:changed-region text:id="ct1243009032">
          <text:deletion>
            <office:change-info>
              <dc:creator>Ray Lischner</dc:creator>
              <dc:date>2006-09-15T19:03:00</dc:date>
            </office:change-info>
            <text:p text:style-name="Body_20_Text_20_Cont">constant</text:p>
          </text:deletion>
        </text:changed-region>
        <text:changed-region text:id="ct1247574008">
          <text:insertion>
            <office:change-info>
              <dc:creator>Ray Lischner</dc:creator>
              <dc:date>2006-09-15T19:03:00</dc:date>
            </office:change-info>
          </text:insertion>
        </text:changed-region>
        <text:changed-region text:id="ct1243412260">
          <text:insertion>
            <office:change-info>
              <dc:creator>Ray Lischner</dc:creator>
              <dc:date>2006-09-20T15:42:00</dc:date>
            </office:change-info>
          </text:insertion>
        </text:changed-region>
        <text:changed-region text:id="ct1241884536">
          <text:insertion>
            <office:change-info>
              <dc:creator>Ray Lischner</dc:creator>
              <dc:date>2006-09-15T19:08:00</dc:date>
            </office:change-info>
          </text:insertion>
        </text:changed-region>
        <text:changed-region text:id="ct1241894412">
          <text:format-change>
            <office:change-info>
              <dc:creator>Ray Lischner</dc:creator>
              <dc:date>2006-09-15T19:09:00</dc:date>
            </office:change-info>
          </text:format-change>
        </text:changed-region>
        <text:changed-region text:id="ct1243268556">
          <text:format-change>
            <office:change-info>
              <dc:creator>Ray Lischner</dc:creator>
              <dc:date>2006-09-15T19:09:00</dc:date>
            </office:change-info>
          </text:format-change>
        </text:changed-region>
        <text:changed-region text:id="ct1241832544">
          <text:insertion>
            <office:change-info>
              <dc:creator>Ray Lischner</dc:creator>
              <dc:date>2006-09-15T19:13:00</dc:date>
            </office:change-info>
          </text:insertion>
        </text:changed-region>
        <text:changed-region text:id="ct1241926296">
          <text:format-change>
            <office:change-info>
              <dc:creator>Matthew Moodie</dc:creator>
              <dc:date>2006-08-24T12:02:00</dc:date>
            </office:change-info>
          </text:format-change>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23" style:data-style-name="N0">23</text:variable-set></text:p>
      <text:p text:style-name="Chapter_20_Title">Big and Little Numbers</text:p>
      <text:p text:style-name="Body_20_Text_20_First">Another common use for overloading is to write functions that work with large and small integers just as well as with plain integers. C++ has four different<text:change text:change-id="ct1243195384"/><text:hidden-text text:condition="ooow:comment == 1" text:string-value="No it does not. It has four integer types which may be of differtent sizes but often are not all different sizes. And note that within the probably shelf life of your book C++ will support long long int" text:is-hidden="true">No it does not. It has four integer types which may be of differtent sizes but often are not all different sizes. And note that within the probably shelf life of your book C++ will support long long int</text:hidden-text> integer types: byte, short, plain, and long. This exploration takes a look at the details.</text:p>
      <text:p text:style-name="Heading_20_1">The Long and Short of It</text:p>
      <text:p text:style-name="Body_20_Text_20_First">The size of an <text:span text:style-name="Code_20_Inline">int</text:span> is the natural size of an integer on the host platform. For your desktop computer, that probably means 32 bits or 64 bits. Not too long ago, it meant 16 bits or 32 bits. I’ve also used computers with 36-bit and 60-bit integers. In the realm of desktop computers and workstations, 32-bit and 64-bit processors dominate today’s computing landscape, but don’t forget specialized devices, such as DSPs (digital signal processors) and other embedded chips, where 16 bits are still common. The purpose of leaving the standard flexible is to ensure maximum performance for your code. <text:change text:change-id="ct1243011496"/><text:change-start text:change-id="ct1241847256"/>The C++ standard guarantees<text:change-end text:change-id="ct1241847256"/><text:change text:change-id="ct1242627624"/><text:hidden-text text:condition="ooow:comment == 1" text:string-value="this needs to be stronger, it isn't an assumption it is a requirement of the language" text:is-hidden="true">this needs to be stronger, it isn't an assumption it is a requirement of the language</text:hidden-text><text:change text:change-id="ct1242627288"/> that an <text:span text:style-name="Code_20_Inline">int</text:span> can represent<text:change-start text:change-id="ct1243342064"/>, at a minimum,<text:change-end text:change-id="ct1243342064"/> any number in the range <text:span text:style-name="T1">−</text:span>32,767 to 32,767, inclusive.</text:p>
      <text:p text:style-name="Body_20_Text">Although your desktop computer most likely uses two’s complement representation for integers, C++ does not mandate that format, only that the representation be binary. In other words, you should treat an integer as a number, not a bit pattern. (See Exploration <text:change-start text:change-id="ct1247150876"/>###<text:change-end text:change-id="ct1247150876"/><text:change text:change-id="ct1243343968"/> if you need to work at the bit level.)</text:p>
      <text:p text:style-name="Body_20_Text">To discover the number of bits in an integer, use <text:span text:style-name="Code_20_Inline">numeric_limits</text:span>, as you did way back in Listing 2-3. <text:span text:style-name="T2">Try that same program, but substitute </text:span><text:span text:style-name="T3">int</text:span><text:span text:style-name="T2"> for </text:span><text:span text:style-name="T3">bool</text:span><text:span text:style-name="T2">. What do you get for the output?</text:span><text:span text:style-name="T4"> ~SSS</text:span></text:p>
      <text:p text:style-name="Body_20_Text"><text:span text:style-name="T4">Most likely, you got 31, although some of you may have seen 15 or 63. The reason is that </text:span><text:span text:style-name="T5">digits</text:span><text:span text:style-name="T4"> does not count the sign bit, and no matter what representation your computer uses for an integer, one of those bits has to indicate whether the number is negative or positive. Thus, for a type that represents a signed quantity, such as </text:span><text:span text:style-name="T5">int</text:span><text:span text:style-name="T4">, you must add one to </text:span><text:span text:style-name="T5">digits</text:span><text:span text:style-name="T4">, and for a type without any sign, such as </text:span><text:span text:style-name="T5">bool</text:span><text:span text:style-name="T4">, use </text:span><text:span text:style-name="T5">digits</text:span><text:span text:style-name="T4"> without further modification. Fortunately, </text:span><text:span text:style-name="T5">numeric_limits</text:span><text:span text:style-name="T4"> offers </text:span><text:span text:style-name="T5">is_signed</text:span><text:span text:style-name="T4">, which is </text:span><text:span text:style-name="T5">true</text:span><text:span text:style-name="T4"> for a signed type and </text:span><text:span text:style-name="T5">false</text:span><text:span text:style-name="T4"> for an unsigned type. </text:span><text:span text:style-name="T2">Rewrite Listing 2-3 to use </text:span><text:span text:style-name="T3">is_signed</text:span><text:span text:style-name="T2"> to decide whether to add one to </text:span><text:span text:style-name="T3">digits</text:span><text:span text:style-name="T2">, and print the number of bits per </text:span><text:span text:style-name="T3">int</text:span><text:span text:style-name="T2"> and per </text:span><text:span text:style-name="T3">bool</text:span><text:span text:style-name="T2">.</text:span></text:p>
      <text:p text:style-name="P2">Check your answers. <text:span text:style-name="T2">Are they correct?</text:span> ~SSS Compare your program with Listing <text:variable-get text:name="chapter" office:value-type="float" style:data-style-name="N0">23</text:variable-get>-<text:reference-ref text:reference-format="text" text:ref-name="numbits_code">1</text:reference-ref>.</text:p>
      <text:p text:style-name="Code_20_Caption">Listing <text:variable-get text:name="chapter" office:value-type="float" style:data-style-name="N0">23</text:variable-get>-<text:reference-mark-start text:name="numbits_code"/><text:sequence text:ref-name="refText0" text:name="Text" text:formula="ooow:Text+1" style:num-format="1">1</text:sequence><text:reference-mark-end text:name="numbits_code"/>. Discovering the number of bits in an integer</text:p>
      <text:p text:style-name="Code_20_First">#include &lt;iostream&gt;</text:p>
      <text:p text:style-name="Code">#include &lt;limits&gt;</text:p>
      <text:p text:style-name="Code">#include &lt;ostream&gt;</text:p>
      <text:p text:style-name="Code"/>
      <text:p text:style-name="Code">int main()</text:p>
      <text:p text:style-name="Code">{</text:p>
      <text:p text:style-name="Code"><text:s text:c="2"/>std::cout &lt;&lt; "bits per int = ";</text:p>
      <text:p text:style-name="Code"><text:s text:c="2"/>if (std::numeric_limits&lt;int&gt;::is_signed)</text:p>
      <text:p text:style-name="Code"><text:s text:c="4"/>std::cout &lt;&lt; std::numeric_limits&lt;int&gt;::digits + 1 &lt;&lt; '\n';</text:p>
      <text:p text:style-name="Code"><text:s text:c="2"/>else</text:p>
      <text:p text:style-name="Code"><text:s text:c="4"/>std::cout &lt;&lt; std::numeric_limits&lt;int&gt;::digits &lt;&lt; '\n';</text:p>
      <text:p text:style-name="Code"/>
      <text:p text:style-name="Code"><text:s text:c="2"/>std::cout &lt;&lt; "bits per bool = ";</text:p>
      <text:p text:style-name="Code"><text:s text:c="2"/>if (std::numeric_limits&lt;bool&gt;::is_signed)</text:p>
      <text:p text:style-name="Code"><text:s text:c="4"/>std::cout &lt;&lt; std::numeric_limits&lt;bool&gt;::digits + 1 &lt;&lt; '\n';</text:p>
      <text:p text:style-name="Code"><text:s text:c="2"/>else</text:p>
      <text:p text:style-name="Code"><text:s text:c="4"/>std::cout &lt;&lt; std::numeric_limits&lt;bool&gt;::digits &lt;&lt; '\n';</text:p>
      <text:p text:style-name="Code_20_Last">}</text:p>
      <text:p text:style-name="Heading_20_2">Long Integers</text:p>
      <text:p text:style-name="Body_20_Text_20_First">Sometimes, you need more bits than <text:span text:style-name="Code_20_Inline">int</text:span> can handle<text:hidden-text text:condition="ooow:comment == 1" text:string-value="No, than int guarantees, not the same thing" text:is-hidden="true">No, than int guarantees, not the same thing</text:hidden-text><text:change-start text:change-id="ct1242757472"/>[True, but I don’t think it matters for the section intro; the details and specifics are all covered here]<text:change-end text:change-id="ct1242757472"/>. In that case, add <text:span text:style-name="Code_20_Inline">long</text:span> to the de<text:change text:change-id="ct1243194824"/><text:change-start text:change-id="ct1243193816"/>fini<text:change-end text:change-id="ct1243193816"/>tion, and get a long integer:</text:p>
      <text:p text:style-name="Code_20_Single">long int lots_o_bits(2147483647);</text:p>
      <text:p text:style-name="Body_20_Text_20_Cont">You can even drop the <text:span text:style-name="Code_20_Inline">int</text:span>:</text:p>
      <text:p text:style-name="Code_20_Single">long lots_o_bits(2147483647);</text:p>
      <text:p text:style-name="Body_20_Text_20_Cont"><text:change-start text:change-id="ct1241909232"/>The standard guarantees that <text:change-end text:change-id="ct1241909232"/><text:change text:change-id="ct1247276560"/><text:change-start text:change-id="ct1247276672"/>a<text:change-end text:change-id="ct1247276672"/> <text:span text:style-name="Code_20_Inline">long</text:span> <text:span text:style-name="Code_20_Inline">int</text:span> <text:change text:change-id="ct1242758592"/><text:change-start text:change-id="ct1243117552"/>can<text:change-end text:change-id="ct1243117552"/> handle numbers in the range <text:span text:style-name="T1">−</text:span>2,147,483,647 to <text:s/>2,147,483,647, but C++ does not guarantee that a <text:span text:style-name="Code_20_Inline">long</text:span> <text:span text:style-name="Code_20_Inline">int</text:span> is actually longer than a plain <text:span text:style-name="Code_20_Inline">int</text:span>. On some platforms, <text:span text:style-name="Code_20_Inline">int</text:span> might be 32 bits and <text:span text:style-name="Code_20_Inline">long</text:span> might be 64.<text:change-start text:change-id="ct1242589080"/> <text:change-end text:change-id="ct1242589080"/><text:s/>When I first used a PC at home, an <text:span text:style-name="Code_20_Inline">int</text:span> was 16 bits and <text:span text:style-name="Code_20_Inline">long</text:span> was 32 bits, but at work, I used systems that had <text:span text:style-name="Code_20_Inline">int</text:span> and <text:span text:style-name="Code_20_Inline">long</text:span> both as 32 bits.<text:change-start text:change-id="ct1228836284"/> I’m writing this book on a machine that uses 32 bits for <text:span text:style-name="Code_20_Inline">int</text:span> and for <text:span text:style-name="Code_20_Inline">long</text:span>.<text:change-end text:change-id="ct1228836284"/></text:p>
      <text:p text:style-name="Body_20_Text">Use <text:span text:style-name="Code_20_Inline">long</text:span> if you want to store numbers as large as possible, and are willing to pay a small performance penalty on some systems, or if you need to ensure portability and need to represent numbers outside the range <text:span text:style-name="T6">±</text:span>32,767 (which is all C++ guarantees for type <text:span text:style-name="Code_20_Inline">int</text:span>).</text:p>
      <text:p text:style-name="Heading_20_2">Short Integers</text:p>
      <text:p text:style-name="Body_20_Text_20_First">Sometimes, you don’t need the full range of an <text:span text:style-name="Code_20_Inline">int</text:span>, and reducing memory consumption is more important. In that case, use a <text:span text:style-name="Code_20_Inline">short</text:span> <text:span text:style-name="Code_20_Inline">int</text:span>, or just <text:span text:style-name="Code_20_Inline">short</text:span>, for short. The guaranteed range for <text:span text:style-name="Code_20_Inline">short</text:span> is at least <text:span text:style-name="T1">−</text:span>32,767 to 32,767, inclusive, so it might be the same size as <text:span text:style-name="Code_20_Inline">int</text:span>. On the other hand, most modern implementations define <text:span text:style-name="Code_20_Inline">short</text:span> to be smaller than <text:span text:style-name="Code_20_Inline">int</text:span>.</text:p>
      <text:p text:style-name="Body_20_Text">Like <text:span text:style-name="Code_20_Inline">long</text:span>, de<text:change text:change-id="ct1247573672"/><text:change-start text:change-id="ct1247573784"/>fin<text:change-end text:change-id="ct1247573784"/>e a type as <text:span text:style-name="Code_20_Inline">short</text:span> <text:span text:style-name="Code_20_Inline">int</text:span> or <text:span text:style-name="Code_20_Inline">short</text:span>:</text:p>
      <text:p text:style-name="Code_20_First">short int answer(42);</text:p>
      <text:p text:style-name="Code_20_Last">short zero(0);</text:p>
      <text:p text:style-name="Body_20_Text_20_Cont"><text:span text:style-name="T2">Modify Listing </text:span><text:span text:style-name="T2"><text:variable-get text:name="chapter" office:value-type="float" style:data-style-name="N0">23</text:variable-get></text:span><text:span text:style-name="T2">-</text:span><text:span text:style-name="T2"><text:reference-ref text:reference-format="text" text:ref-name="numbits_code">1</text:reference-ref></text:span><text:span text:style-name="T2"> to print the number of bits in a </text:span><text:span text:style-name="T3">long</text:span><text:span text:style-name="T2"> and a </text:span><text:span text:style-name="T3">short</text:span><text:span text:style-name="T2">, too.</text:span><text:span text:style-name="T4"> </text:span><text:span text:style-name="T2">How many bits are in a </text:span><text:span text:style-name="T3">long</text:span><text:span text:style-name="T2"> on your system?</text:span><text:span text:style-name="T4"> ~SSS </text:span><text:span text:style-name="T2">How many in a </text:span><text:span text:style-name="T3">short</text:span><text:span text:style-name="T2">?</text:span><text:span text:style-name="T4"> ~SSS</text:span></text:p>
      <text:p text:style-name="P2">When I run the program in Listing <text:variable-get text:name="chapter" office:value-type="float" style:data-style-name="N0">23</text:variable-get>-<text:reference-ref text:reference-format="text" text:ref-name="short_and_long_bits_code">2</text:reference-ref>. I get 16 bits in a <text:span text:style-name="Code_20_Inline">short</text:span><text:change-start text:change-id="ct1243343072"/>, 32 in an <text:span text:style-name="Code_20_Inline">int</text:span>,<text:change-end text:change-id="ct1243343072"/> and 32 in a <text:span text:style-name="Code_20_Inline">long</text:span>. <text:change-start text:change-id="ct1247574120"/><text:hidden-text text:condition="ooow:" text:string-value="[MM] And int?  You mention int in the next sentence, so for comparison I think you shuld put it in." text:is-hidden="true"/><text:change-end text:change-id="ct1247574120"/>On a friend’s 64-bit processor, I get 16 bits in a <text:span text:style-name="Code_20_Inline">short</text:span>, 32 in an <text:span text:style-name="Code_20_Inline">int</text:span>, and 64 in a <text:span text:style-name="Code_20_Inline">long</text:span>.</text:p>
      <text:p text:style-name="Code_20_Caption">Listing <text:variable-get text:name="chapter" office:value-type="float" style:data-style-name="N0">23</text:variable-get>-<text:reference-mark-start text:name="short_and_long_bits_code"/><text:sequence text:ref-name="refText1" text:name="Text" text:formula="ooow:Text+1" style:num-format="1">2</text:sequence><text:reference-mark-end text:name="short_and_long_bits_code"/>.Discovering the number of bits in short and long integers </text:p>
      <text:p text:style-name="Code_20_First">#include &lt;iostream&gt;</text:p>
      <text:p text:style-name="Code">#include &lt;limits&gt;</text:p>
      <text:p text:style-name="Code">#include &lt;ostream&gt;</text:p>
      <text:p text:style-name="Code"/>
      <text:p text:style-name="Code">int main()</text:p>
      <text:p text:style-name="Code">{</text:p>
      <text:p text:style-name="Code"><text:s text:c="2"/>std::cout &lt;&lt; "bits per int = ";</text:p>
      <text:p text:style-name="Code"><text:s text:c="2"/>if (std::numeric_limits&lt;int&gt;::is_signed)</text:p>
      <text:p text:style-name="Code"><text:s text:c="4"/>std::cout &lt;&lt; std::numeric_limits&lt;int&gt;::digits + 1 &lt;&lt; '\n';</text:p>
      <text:p text:style-name="Code"><text:s text:c="2"/>else</text:p>
      <text:p text:style-name="Code"><text:s text:c="4"/>std::cout &lt;&lt; std::numeric_limits&lt;int&gt;::digits &lt;&lt; '\n';</text:p>
      <text:p text:style-name="Code"/>
      <text:p text:style-name="Code"><text:s text:c="2"/>std::cout &lt;&lt; "bits per bool = ";</text:p>
      <text:p text:style-name="Code"><text:s text:c="2"/>if (std::numeric_limits&lt;bool&gt;::is_signed)</text:p>
      <text:p text:style-name="Code"><text:s text:c="4"/>std::cout &lt;&lt; std::numeric_limits&lt;bool&gt;::digits + 1 &lt;&lt; '\n';</text:p>
      <text:p text:style-name="Code"><text:s text:c="2"/>else</text:p>
      <text:p text:style-name="Code"><text:s text:c="4"/>std::cout &lt;&lt; std::numeric_limits&lt;bool&gt;::digits &lt;&lt; '\n';</text:p>
      <text:p text:style-name="Code"/>
      <text:p text:style-name="Code"><text:s text:c="2"/>std::cout &lt;&lt; "bits per short int = ";</text:p>
      <text:p text:style-name="Code"><text:s text:c="2"/>if (std::numeric_limits&lt;short&gt;::is_signed)</text:p>
      <text:p text:style-name="Code"><text:s text:c="4"/>std::cout &lt;&lt; std::numeric_limits&lt;short&gt;::digits + 1 &lt;&lt; '\n';</text:p>
      <text:p text:style-name="Code"><text:s text:c="2"/>else</text:p>
      <text:p text:style-name="Code"><text:s text:c="4"/>std::cout &lt;&lt; std::numeric_limits&lt;short&gt;::digits &lt;&lt; '\n';</text:p>
      <text:p text:style-name="Code"/>
      <text:p text:style-name="Code"><text:s text:c="2"/>std::cout &lt;&lt; "bits per long int = ";</text:p>
      <text:p text:style-name="Code"><text:s text:c="2"/>if (std::numeric_limits&lt;long&gt;::is_signed)</text:p>
      <text:p text:style-name="Code"><text:s text:c="4"/>std::cout &lt;&lt; std::numeric_limits&lt;long&gt;::digits + 1 &lt;&lt; '\n';</text:p>
      <text:p text:style-name="Code"><text:s text:c="2"/>else</text:p>
      <text:p text:style-name="Code"><text:s text:c="4"/>std::cout &lt;&lt; std::numeric_limits&lt;long&gt;::digits &lt;&lt; '\n';</text:p>
      <text:p text:style-name="Code_20_Last">}</text:p>
      <text:p text:style-name="Heading_20_1">Integer Literals</text:p>
      <text:p text:style-name="Body_20_Text_20_First">When you write an integer literal, the type depends on its value. If the value fits in an <text:span text:style-name="Code_20_Inline">int</text:span>, the type is <text:span text:style-name="Code_20_Inline">int</text:span>; otherwise, the type is <text:span text:style-name="Code_20_Inline">long</text:span>. If the value is too big even for a <text:span text:style-name="Code_20_Inline">long</text:span><text:span text:style-name="Code_20_Inline"><text:hidden-text text:condition="ooow:comment == 1" text:string-value="what about unsigned long?" text:is-hidden="true">what about unsigned long?</text:hidden-text></text:span><text:change-start text:change-id="ct1242757136"/><text:span text:style-name="Code_20_Inline"><text:hidden-text text:condition="ooow:" text:string-value="[RL] I realize I am omitting unsigned types, so this description is not entirely correct, but I really want to avoid discussing unsigned types this early in the book. Once the reader is more comfortable with type promotion and conversion, fitting in the true progression will be easy." text:is-hidden="true"/></text:span><text:change-end text:change-id="ct1242757136"/>, the compiler should issue an error message. You can force a literal to have type <text:span text:style-name="Code_20_Inline">long</text:span> by adding <text:span text:style-name="Code_20_Inline">l</text:span> or <text:span text:style-name="Code_20_Inline">L</text:span> (that’s the letter L in lowercase or uppercase) after the digits. (Curiously, C++ has no way for you to type a <text:span text:style-name="Code_20_Inline">short</text:span> literal.) I always use uppercase <text:span text:style-name="Code_20_Inline">L</text:span> because a lowercase <text:span text:style-name="Code_20_Inline">l</text:span> looks too much like a digit <text:span text:style-name="Code_20_Inline">1</text:span>. The compiler may be able to tell the difference, but every year, it gets a little harder for me to see the difference between <text:span text:style-name="Code_20_Inline">1</text:span> and <text:span text:style-name="Code_20_Inline">l</text:span><text:span text:style-name="Code_20_Inline"><text:hidden-text text:condition="ooow:comment == 1" text:string-value="worse, in some fonts there is no difference" text:is-hidden="true">worse, in some fonts there is no difference</text:hidden-text></text:span>.</text:p>
      <text:p text:style-name="Body_20_Text"><text:span text:style-name="T2">Devise a way for a program to print </text:span><text:span text:style-name="T3">int=</text:span><text:span text:style-name="T2">, followed by the value, for an </text:span><text:span text:style-name="T3">int</text:span><text:span text:style-name="T2"> literal, and print </text:span><text:span text:style-name="T3">long=</text:span><text:span text:style-name="T2">, followed by the value, for a </text:span><text:span text:style-name="T3">long</text:span><text:span text:style-name="T2"> literal.</text:span> (Hint: what was the topic of the previous exploration?) Write a program to demonstrate your idea and test it with some literals. If you can, run the program on a platforms that use different sizes for <text:span text:style-name="Code_20_Inline">int</text:span> and <text:span text:style-name="Code_20_Inline">long</text:span>. Compare your program with Listing <text:variable-get text:name="chapter" office:value-type="float" style:data-style-name="N0">23</text:variable-get>-<text:reference-ref text:reference-format="text" text:ref-name="long_int_overload_code">3</text:reference-ref>.</text:p>
      <text:p text:style-name="Code_20_Caption">Listing <text:variable-get text:name="chapter" office:value-type="float" style:data-style-name="N0">23</text:variable-get>-<text:reference-mark-start text:name="long_int_overload_code"/><text:sequence text:ref-name="refText2" text:name="Text" text:formula="ooow:Text+1" style:num-format="1">3</text:sequence><text:reference-mark-end text:name="long_int_overload_code"/>. Using overloading to distinguish types of integer literals</text:p>
      <text:p text:style-name="Code_20_First">#include &lt;iostream&gt;</text:p>
      <text:p text:style-name="Code">#include &lt;locale&gt;</text:p>
      <text:p text:style-name="Code">#include &lt;ostream&gt;</text:p>
      <text:p text:style-name="Code"/>
      <text:p text:style-name="Code">void print(int i)</text:p>
      <text:p text:style-name="Code">{</text:p>
      <text:p text:style-name="Code"><text:s text:c="2"/>std::cout &lt;&lt; "int=" &lt;&lt; i &lt;&lt; '\n';</text:p>
      <text:p text:style-name="Code">}</text:p>
      <text:p text:style-name="Code"/>
      <text:p text:style-name="Code">void print(long l)</text:p>
      <text:p text:style-name="Code">{</text:p>
      <text:p text:style-name="Code"><text:s text:c="2"/>std::cout &lt;&lt; "long=" &lt;&lt; l &lt;&lt; '\n';</text:p>
      <text:p text:style-name="Code">}</text:p>
      <text:p text:style-name="Code"/>
      <text:p text:style-name="Code">int main()</text:p>
      <text:p text:style-name="Code">{</text:p>
      <text:p text:style-name="Code"><text:s text:c="2"/>std::cout.imbue(std::locale(""));</text:p>
      <text:p text:style-name="Code"><text:s text:c="2"/>print(0);</text:p>
      <text:p text:style-name="Code"><text:s text:c="2"/>print(0L);</text:p>
      <text:p text:style-name="Code"><text:s text:c="2"/>print(32768);</text:p>
      <text:p text:style-name="Code"><text:s text:c="2"/>print(-32768);</text:p>
      <text:p text:style-name="Code"><text:s text:c="2"/>print(2147483647);</text:p>
      <text:p text:style-name="Code"><text:s text:c="2"/>print(-2147483647);</text:p>
      <text:p text:style-name="Code"><text:s text:c="2"/>// The following lines might work on your system.</text:p>
      <text:p text:style-name="Code"><text:s text:c="2"/>// If <text:change-start text:change-id="ct1241842708"/>you <text:change-end text:change-id="ct1241842708"/>are feeling adventuresome, uncomment the next 3 lines:</text:p>
      <text:p text:style-name="Code"><text:s text:c="2"/>// print(2147483648);</text:p>
      <text:p text:style-name="Code"><text:s text:c="2"/>// print(9223372036854775807);</text:p>
      <text:p text:style-name="Code"><text:s text:c="2"/>// print(-9223372036854775807);</text:p>
      <text:p text:style-name="Code_20_Last">}</text:p>
      <text:p text:style-name="Body_20_Text_20_Cont">The last three lines result in compiler errors on 32-bit systems. They work only on 64-bit systems. In other words, a program that works perfectly fine on one system might not even compile on another. That’s why the C++ standard sets down some guaranteed ranges for each of the integer types. If you stick to the guaranteed ranges, your program will compile and run everywhere, but outside the range, you’re taking your chances. Library-writers especially need to be careful. You never know when someone working on a small, embedded processor might like your code and want to use it.</text:p>
      <text:p text:style-name="Heading_20_1">Byte-sized Integers</text:p>
      <text:p text:style-name="Body_20_Text_20_First">The smallest integer type that C++ offers is <text:span text:style-name="Code_20_Inline">signed</text:span> <text:span text:style-name="Code_20_Inline">char</text:span>. The type name looks similar to the character type, <text:span text:style-name="Code_20_Inline">char</text:span>, but the type acts differently. It usually acts like an integer<text:hidden-text text:condition="ooow:comment == 1" text:string-value="and char does not? I think you are making unwarranted assumptions. Of course we should not be using char as a small int but ...." text:is-hidden="true">and char does not? I think you are making unwarranted assumptions. Of course we should not be using char as a small int but ....</text:hidden-text><text:change-start text:change-id="ct1234443800"/><text:hidden-text text:condition="ooow:" text:string-value="[RL] I’m just trying to prescribe good technique. If you need a byte-sized, signed integer, you must use signed char because char might not be signed. In this book, all integer types so far are signed, so signed char is and must be the byte-sized integer type. I’m not sure what assumptions you think I’m making." text:is-hidden="true"/><text:change-end text:change-id="ct1234443800"/>. By definition, the size of <text:span text:style-name="Code_20_Inline">signed</text:span> <text:span text:style-name="Code_20_Inline">char</text:span> is one byte, which is the smallest size that your C++ compiler supports for any type. The guaranteed range of <text:span text:style-name="Code_20_Inline">signed</text:span> <text:span text:style-name="Code_20_Inline">char</text:span> is <text:span text:style-name="T1">−</text:span>127 to 127.</text:p>
      <text:p text:style-name="Body_20_Text">In spite of the name, you should try not to think of <text:span text:style-name="Code_20_Inline">signed</text:span> <text:span text:style-name="Code_20_Inline">char</text:span> as a mutated character type; instead, think of it as a misspelled integer type. Many programs have a <text:span text:style-name="Code_20_Inline">typedef</text:span> similar to this:</text:p>
      <text:p text:style-name="Code_20_Single">typedef signed char byte;</text:p>
      <text:p text:style-name="Body_20_Text_20_Cont">to make it easier for you to think of this type as a byte-sized integer type.</text:p>
      <text:p text:style-name="Body_20_Text">There is no easy way to write a <text:span text:style-name="Code_20_Inline">signed</text:span> <text:span text:style-name="Code_20_Inline">char</text:span> literal. Character literals have type <text:span text:style-name="Code_20_Inline">char</text:span>, not <text:span text:style-name="Code_20_Inline">signed</text:span> <text:span text:style-name="Code_20_Inline">char</text:span>. Besides, some characters <text:change-start text:change-id="ct1241284348"/>might be<text:change-end text:change-id="ct1241284348"/><text:change text:change-id="ct1243154644"/> out of range for <text:span text:style-name="Code_20_Inline">signed</text:span> <text:span text:style-name="Code_20_Inline">char</text:span><text:span text:style-name="Code_20_Inline"><text:hidden-text text:condition="ooow:comment == 1" text:string-value="So you assert but it is implementation defined." text:is-hidden="true">So you assert but it is implementation defined.</text:hidden-text></text:span>.</text:p>
      <text:p text:style-name="Body_20_Text">Although the compiler does its best to help you remember that <text:span text:style-name="Code_20_Inline">signed</text:span> <text:span text:style-name="Code_20_Inline">char</text:span> is not a <text:span text:style-name="Code_20_Inline">char</text:span>, the I/O stream library is less helpful. It tries to treat <text:span text:style-name="Code_20_Inline">signed</text:span> <text:span text:style-name="Code_20_Inline">char</text:span> values as characters. Somehow, you need to tell the stream that you want to print an integer, not a character. You also need a solution to create <text:span text:style-name="Code_20_Inline">signed</text:span> <text:span text:style-name="Code_20_Inline">char</text:span> (and <text:span text:style-name="Code_20_Inline">short</text:span>) literals. Fortunately, the same solution lets you <text:change text:change-id="ct1243155652"/><text:change-start text:change-id="ct1241848712"/>us<text:change-end text:change-id="ct1241848712"/>e <text:span text:style-name="Code_20_Inline">signed</text:span> <text:span text:style-name="Code_20_Inline">char</text:span> <text:change text:change-id="ct1243414276"/><text:change-start text:change-id="ct1242627848"/>constant<text:change-end text:change-id="ct1242627848"/>s and print <text:span text:style-name="Code_20_Inline">signed</text:span> <text:span text:style-name="Code_20_Inline">char</text:span> numbers: type casting.</text:p>
      <text:p text:style-name="Heading_20_1">Type Casting</text:p>
      <text:p text:style-name="Body_20_Text_20_First">Although you cannot write a <text:span text:style-name="Code_20_Inline">short</text:span> or arbitrary <text:span text:style-name="Code_20_Inline">signed</text:span> <text:span text:style-name="Code_20_Inline">char</text:span> literal directly, you can write a constant expression that has type <text:span text:style-name="Code_20_Inline">short</text:span> or <text:span text:style-name="Code_20_Inline">signed</text:span> <text:span text:style-name="Code_20_Inline">char</text:span>, and can take any suitable value. The trick is use a plain <text:span text:style-name="Code_20_Inline">int</text:span>, and tell the compiler exactly what type you want:</text:p>
      <text:p text:style-name="Code_20_First"><text:hidden-text text:condition="ooow:" text:string-value=".assert" text:is-hidden="true"/>static_cast&lt;signed char&gt;(-1)</text:p>
      <text:p text:style-name="Code_20_Last">static_cast&lt;short int&gt;(42)</text:p>
      <text:p text:style-name="Body_20_Text_20_Cont">The expression <text:hidden-text text:condition="ooow:comment == 1" text:string-value="expressions aren't constant." text:is-hidden="true">expressions aren't constant.</text:hidden-text>does not have to be a <text:change text:change-id="ct1243009032"/><text:change-start text:change-id="ct1247574008"/>literal<text:change-end text:change-id="ct1247574008"/><text:hidden-text text:condition="ooow:comment == 1" text:string-value="I think you mean a literal." text:is-hidden="true">I think you mean a literal.</text:hidden-text>:</text:p>
      <text:p text:style-name="Code_20_First">int x(42);</text:p>
      <text:p text:style-name="Code_20_Last">static_cast&lt;short&gt;(x);</text:p>
      <text:p text:style-name="Body_20_Text_20_Cont">The <text:span text:style-name="Code_20_Inline">static_cast</text:span> expression is known as a <text:span text:style-name="T7">type cast</text:span>. The operator, <text:span text:style-name="Code_20_Inline">static_cast</text:span>, is a reserved keyword. It converts an expression from one type to another. The “static” in its name means the type is static, or fixed at compile time.</text:p>
      <text:p text:style-name="Body_20_Text">You can convert any integer type to any other integer type. If the value is out of range for the target type, you get junk<text:hidden-text text:condition="ooow:comment == 1" text:string-value="Check that it isn't undefined behaviour" text:is-hidden="true">Check that it isn't undefined behaviour</text:hidden-text><text:change-start text:change-id="ct1243412260"/><text:hidden-text text:condition="ooow:" text:string-value="[RL] 4.7p3: implementation defined" text:is-hidden="true"/><text:change-end text:change-id="ct1243412260"/> as a result; for example, the high-order bits might be discarded. Thus, you should always be careful when using <text:span text:style-name="Code_20_Inline">static_cast</text:span>. Be absolutely sure that you are not discarding important information.</text:p>
      <text:p text:style-name="Body_20_Text">If you cast a number to <text:span text:style-name="Code_20_Inline">bool</text:span>, the result is <text:span text:style-name="Code_20_Inline">false</text:span> if the number is zero or <text:span text:style-name="Code_20_Inline">true</text:span> if the number is not zero (just like the conversion that takes place when you use an integer as a condition).</text:p>
      <text:p text:style-name="Body_20_Text"><text:span text:style-name="T2">Rewrite Listing </text:span><text:span text:style-name="T2"><text:variable-get text:name="chapter" office:value-type="float" style:data-style-name="N0">23</text:variable-get></text:span><text:span text:style-name="T2">-</text:span><text:span text:style-name="T2"><text:reference-ref text:reference-format="text" text:ref-name="long_int_overload_code">3</text:reference-ref></text:span><text:span text:style-name="T2"> to overloading </text:span><text:span text:style-name="T3">print</text:span><text:span text:style-name="T2"> for </text:span><text:span text:style-name="T3">short</text:span><text:span text:style-name="T2"> and </text:span><text:span text:style-name="T3">signed</text:span><text:span text:style-name="T2"> </text:span><text:span text:style-name="T3">char</text:span><text:span text:style-name="T2"> values, too.</text:span> Use type casting to force various values to different types and make sure the results match your expectations. Take a look at Listing <text:variable-get text:name="chapter" office:value-type="float" style:data-style-name="N0">23</text:variable-get>-<text:reference-ref text:reference-format="page" text:ref-name="type_casts_code">6</text:reference-ref> to see one possible solution.</text:p>
      <text:p text:style-name="Code_20_Caption">Listing <text:variable-get text:name="chapter" office:value-type="float" style:data-style-name="N0">23</text:variable-get>-<text:reference-mark-start text:name="type_casts_code"/><text:sequence text:ref-name="refText3" text:name="Text" text:formula="ooow:Text+1" style:num-format="1">4</text:sequence><text:reference-mark-end text:name="type_casts_code"/>. Using type casts</text:p>
      <text:p text:style-name="Code_20_First">#include &lt;iostream&gt;</text:p>
      <text:p text:style-name="Code">#include &lt;locale&gt;</text:p>
      <text:p text:style-name="Code">#include &lt;ostream&gt;</text:p>
      <text:p text:style-name="Code"/>
      <text:p text:style-name="Code">typedef signed char byte;</text:p>
      <text:p text:style-name="Code"/>
      <text:p text:style-name="Code">void print(byte b)</text:p>
      <text:p text:style-name="Code">{</text:p>
      <text:p text:style-name="Code"><text:s text:c="2"/>// The &lt;&lt; operator treats signed char as a mutant char, and tries to</text:p>
      <text:p text:style-name="Code"><text:s text:c="2"/>// print a character. In order to print the value as an integer, you</text:p>
      <text:p text:style-name="Code"><text:s text:c="2"/>// must cast it to an integer type.</text:p>
      <text:p text:style-name="Code"><text:s text:c="2"/>std::cout &lt;&lt; "byte=" &lt;&lt; static_cast&lt;int&gt;(b) &lt;&lt; '\n';</text:p>
      <text:p text:style-name="Code">}</text:p>
      <text:p text:style-name="Code"/>
      <text:p text:style-name="Code">void print(short s)</text:p>
      <text:p text:style-name="Code">{</text:p>
      <text:p text:style-name="Code"><text:s text:c="2"/>std::cout &lt;&lt; "short=" &lt;&lt; s &lt;&lt; '\n';</text:p>
      <text:p text:style-name="Code">}</text:p>
      <text:p text:style-name="Code"/>
      <text:p text:style-name="Code">void print(int i)</text:p>
      <text:p text:style-name="Code">{</text:p>
      <text:p text:style-name="Code"><text:s text:c="2"/>std::cout &lt;&lt; "int=" &lt;&lt; i &lt;&lt; '\n';</text:p>
      <text:p text:style-name="Code">}</text:p>
      <text:p text:style-name="Code"/>
      <text:p text:style-name="Code">void print(long l)</text:p>
      <text:p text:style-name="Code">{</text:p>
      <text:p text:style-name="Code"><text:s text:c="2"/>std::cout &lt;&lt; "long=" &lt;&lt; l &lt;&lt; '\n';</text:p>
      <text:p text:style-name="Code">}</text:p>
      <text:p text:style-name="Code"/>
      <text:p text:style-name="Code">int main()</text:p>
      <text:p text:style-name="Code">{</text:p>
      <text:p text:style-name="Code"><text:s text:c="2"/>std::cout.imbue(std::locale(""));</text:p>
      <text:p text:style-name="Code"><text:s text:c="2"/>print(0);</text:p>
      <text:p text:style-name="Code"><text:s text:c="2"/>print(0L);</text:p>
      <text:p text:style-name="Code"><text:s text:c="2"/>print(static_cast&lt;short&gt;(0));</text:p>
      <text:p text:style-name="Code"><text:s text:c="2"/>print(static_cast&lt;byte&gt;(0));</text:p>
      <text:p text:style-name="Code"><text:s text:c="2"/>print(static_cast&lt;byte&gt;(255));</text:p>
      <text:p text:style-name="Code"><text:s text:c="2"/>print(static_cast&lt;short&gt;(65535));</text:p>
      <text:p text:style-name="Code"><text:s text:c="2"/>print(32768);</text:p>
      <text:p text:style-name="Code"><text:s text:c="2"/>print(32768L);</text:p>
      <text:p text:style-name="Code"><text:s text:c="2"/>print(-32768);</text:p>
      <text:p text:style-name="Code"><text:s text:c="2"/>print(2147483647);</text:p>
      <text:p text:style-name="Code"><text:s text:c="2"/>print(-2147483647);</text:p>
      <text:p text:style-name="Code"><text:s text:c="2"/>// The following lines might work on your system.</text:p>
      <text:p text:style-name="Code"><text:s text:c="2"/>// If <text:change-start text:change-id="ct1241884536"/>you <text:change-end text:change-id="ct1241884536"/>are feeling adventuresome, uncomment the next 3 lines:</text:p>
      <text:p text:style-name="Code"><text:s text:c="2"/>// print(2147483648);</text:p>
      <text:p text:style-name="Code"><text:s text:c="2"/>// print(9223372036854775807);</text:p>
      <text:p text:style-name="Code"><text:s text:c="2"/>// print(-9223372036854775807);</text:p>
      <text:p text:style-name="Code">}</text:p>
      <text:p text:style-name="Body_20_Text_20_Cont">When I run Listing <text:variable-get text:name="chapter" office:value-type="float" style:data-style-name="N0">23</text:variable-get>-<text:reference-ref text:reference-format="text" text:ref-name="type_casts_code">4</text:reference-ref>, I get <text:span text:style-name="Code_20_Inline">-1</text:span> for <text:span text:style-name="Code_20_Inline">static_cast&lt;short&gt;(65535)</text:span> and <text:span text:style-name="Code_20_Inline">static_cast&lt;byte&gt;(255)</text:span>. That’s because the values are out of range for the target types. The result value is mere coincidence, related to the bit patterns that my particular compiler and platform happen to use. Different environments will yield different values.</text:p>
      <text:p text:style-name="Heading_20_1">Integer Arithmetic</text:p>
      <text:p text:style-name="Body_20_Text_20_First">When you use <text:span text:style-name="Code_20_Inline">signed</text:span> <text:span text:style-name="Code_20_Inline">char</text:span> and <text:span text:style-name="Code_20_Inline">short</text:span> values or objects in an expression, the compiler always converts them first to type <text:span text:style-name="Code_20_Inline">int</text:span>. It then performs the arithmetic or whatever you wanted to do. This is known as type <text:span text:style-name="T7">promotion</text:span>. The compiler <text:span text:style-name="T7">promotes</text:span> a <text:span text:style-name="Code_20_Inline">short</text:span> to an <text:span text:style-name="Code_20_Inline">int</text:span>. The result of arithmetic operations is also an <text:span text:style-name="Code_20_Inline">int</text:span>.</text:p>
      <text:p text:style-name="Body_20_Text">You can mix <text:span text:style-name="Code_20_Inline">int</text:span> and <text:span text:style-name="Code_20_Inline">long</text:span> in the same expressions. C++ converts the smaller type to match the larger type, and the larger type is the type of the result. This is known as type <text:span text:style-name="T7">conversion</text:span>, which is different from type promotion. (The distinction may seem arbitrary or trivial, but it’s important. The next section will explain one of the reasons.) Remember: <text:change-start text:change-id="ct1241894412"/><text:span text:style-name="T7">promote</text:span><text:change-end text:change-id="ct1241894412"/> <text:span text:style-name="Code_20_Inline">signed</text:span> <text:span text:style-name="Code_20_Inline">char</text:span> and <text:span text:style-name="Code_20_Inline">short</text:span> to <text:span text:style-name="Code_20_Inline">int</text:span>; <text:change-start text:change-id="ct1243268556"/><text:span text:style-name="T7">convert</text:span><text:change-end text:change-id="ct1243268556"/> <text:span text:style-name="Code_20_Inline">int</text:span> to <text:span text:style-name="Code_20_Inline">long</text:span>:</text:p>
      <text:p text:style-name="Code_20_First">long big(2147483640);</text:p>
      <text:p text:style-name="Code">short small(7);</text:p>
      <text:p text:style-name="Code">std::cout &lt;&lt; big + small; // promote small to type int; then convert it to long;</text:p>
      <text:p text:style-name="Code_20_Last"><text:s text:c="26"/>// the sum has type long</text:p>
      <text:p text:style-name="Body_20_Text">When you compare two integers, the same promotion and conversions happen: the smaller argument is promoted or converted to the size of the larger argument. The result is always <text:span text:style-name="Code_20_Inline">bool</text:span>.</text:p>
      <text:p text:style-name="Body_20_Text">The compiler can convert any numeric value to <text:span text:style-name="Code_20_Inline">bool</text:span>; it considers that a conversion on the same level as any other integer conversion.</text:p>
      <text:p text:style-name="Heading_20_1">Overload Resolution</text:p>
      <text:p text:style-name="Body_20_Text_20_First">You might be puzzled by the two-step type conversion process. It matters when you have a set of overloaded functions, and the compiler needs to decide which function to call. The first thing the compiler tries is to find an exact match. If it can’t, it searches for a match after type promotion. Only if that fails, does it search for a match allowing type conversion. Thus, it considers a match based only on type promotion to be better than type conversion. Listing <text:variable-get text:name="chapter" office:value-type="float" style:data-style-name="N0">23</text:variable-get>-<text:reference-ref text:reference-format="text" text:ref-name="overload_code">5</text:reference-ref> demonstrates the difference.</text:p>
      <text:p text:style-name="Code_20_Caption"><text:hidden-text text:condition="ooow:" text:string-value=".cxx" text:is-hidden="true"/>Listing <text:variable-get text:name="chapter" office:value-type="float" style:data-style-name="N0">23</text:variable-get>-<text:reference-mark-start text:name="overload_code"/><text:sequence text:ref-name="refText4" text:name="Text" text:formula="ooow:Text+1" style:num-format="1">5</text:sequence><text:reference-mark-end text:name="overload_code"/>. Overloading prefers type promotion to type conversion</text:p>
      <text:p text:style-name="Code_20_First">#include &lt;iostream&gt;</text:p>
      <text:p text:style-name="Code">#include &lt;ostream&gt;</text:p>
      <text:p text:style-name="Code"/>
      <text:p text:style-name="Code">// print is overloaded for signed char, short, int and long</text:p>
      <text:p text:style-name="Code">void print(signed char b)</text:p>
      <text:p text:style-name="Code">{</text:p>
      <text:p text:style-name="Code"><text:s text:c="2"/>std::cout &lt;&lt; "print(signed char = " &lt;&lt; static_cast&lt;int&gt;(b) &lt;&lt; ")\n";</text:p>
      <text:p text:style-name="Code">}</text:p>
      <text:p text:style-name="Code"/>
      <text:p text:style-name="Code">void print(short s)</text:p>
      <text:p text:style-name="Code">{</text:p>
      <text:p text:style-name="Code"><text:s text:c="2"/>std::cout &lt;&lt; "print(short = " &lt;&lt; s &lt;&lt; ")\n";</text:p>
      <text:p text:style-name="Code">}</text:p>
      <text:p text:style-name="Code"/>
      <text:p text:style-name="Code">void print(int i)</text:p>
      <text:p text:style-name="Code">{</text:p>
      <text:p text:style-name="Code"><text:s text:c="2"/>std::cout &lt;&lt; "print(int = " &lt;&lt; i &lt;&lt; ")\n";</text:p>
      <text:p text:style-name="Code">}</text:p>
      <text:p text:style-name="Code"/>
      <text:p text:style-name="Code">void print(long l)</text:p>
      <text:p text:style-name="Code">{</text:p>
      <text:p text:style-name="Code"><text:s text:c="2"/>std::cout &lt;&lt; "print(long = " &lt;&lt; l &lt;&lt; ")\n";</text:p>
      <text:p text:style-name="Code">}</text:p>
      <text:p text:style-name="Code"/>
      <text:p text:style-name="Code">// guess is overloaded for bool, int, and long</text:p>
      <text:p text:style-name="Code">void guess(bool b)</text:p>
      <text:p text:style-name="Code">{</text:p>
      <text:p text:style-name="Code"><text:s text:c="2"/>std::cout &lt;&lt; "guess(bool = " &lt;&lt; b &lt;&lt; ")\n";</text:p>
      <text:p text:style-name="Code">}</text:p>
      <text:p text:style-name="Code"/>
      <text:p text:style-name="Code">void guess(int i)</text:p>
      <text:p text:style-name="Code">{</text:p>
      <text:p text:style-name="Code"><text:s text:c="2"/>std::cout &lt;&lt; "guess(int = " &lt;&lt; i &lt;&lt; ")\n";</text:p>
      <text:p text:style-name="Code">}</text:p>
      <text:p text:style-name="Code"/>
      <text:p text:style-name="Code">void guess(long l)</text:p>
      <text:p text:style-name="Code">{</text:p>
      <text:p text:style-name="Code"><text:s text:c="2"/>std::cout &lt;&lt; "guess(long = " &lt;&lt; l &lt;&lt; ")\n";</text:p>
      <text:p text:style-name="Code">}</text:p>
      <text:p text:style-name="Code"/>
      <text:p text:style-name="Code">// error is overloaded for bool and long</text:p>
      <text:p text:style-name="Code">void error(bool b)</text:p>
      <text:p text:style-name="Code">{</text:p>
      <text:p text:style-name="Code"><text:s text:c="2"/>std::cout &lt;&lt; "error(bool = " &lt;&lt; b &lt;&lt; ")\n";</text:p>
      <text:p text:style-name="Code">}</text:p>
      <text:p text:style-name="Code"/>
      <text:p text:style-name="Code">void error(long l)</text:p>
      <text:p text:style-name="Code">{</text:p>
      <text:p text:style-name="Code"><text:s text:c="2"/>std::cout &lt;&lt; "error(long = " &lt;&lt; l &lt;&lt; ")\n";</text:p>
      <text:p text:style-name="Code">}</text:p>
      <text:p text:style-name="Code"/>
      <text:p text:style-name="Code">int main()</text:p>
      <text:p text:style-name="Code">{</text:p>
      <text:p text:style-name="Code"><text:s text:c="2"/>signed char byte(10);</text:p>
      <text:p text:style-name="Code"><text:s text:c="2"/>short shrt(20);</text:p>
      <text:p text:style-name="Code"><text:s text:c="2"/>int i(30);</text:p>
      <text:p text:style-name="Code"><text:s text:c="2"/>long lng(40);</text:p>
      <text:p text:style-name="Code"/>
      <text:p text:style-name="Code"><text:s text:c="2"/>print(byte);</text:p>
      <text:p text:style-name="Code"><text:s text:c="2"/>print(shrt);</text:p>
      <text:p text:style-name="Code"><text:s text:c="2"/>print(i);</text:p>
      <text:p text:style-name="Code"><text:s text:c="2"/>print(lng);</text:p>
      <text:p text:style-name="Code"/>
      <text:p text:style-name="Code"><text:s text:c="2"/>guess(byte);</text:p>
      <text:p text:style-name="Code"><text:s text:c="2"/>guess(shrt);</text:p>
      <text:p text:style-name="Code"><text:s text:c="2"/>guess(i);</text:p>
      <text:p text:style-name="Code"><text:s text:c="2"/>guess(lng);</text:p>
      <text:p text:style-name="Code"/>
      <text:p text:style-name="Code"><text:s text:c="2"/>error(byte); // expected error</text:p>
      <text:p text:style-name="Code"><text:s text:c="2"/>error(shrt); // expected error</text:p>
      <text:p text:style-name="Code"><text:s text:c="2"/>error(i); <text:s text:c="3"/>// expected error</text:p>
      <text:p text:style-name="Code"><text:s text:c="2"/>error(lng);</text:p>
      <text:p text:style-name="Code_20_Last">}</text:p>
      <text:p text:style-name="Body_20_Text_20_Cont">The first four lines of <text:span text:style-name="Code_20_Inline">main</text:span> call the <text:span text:style-name="Code_20_Inline">print</text:span> function. The compiler always find an exact match and is happy. The next four lines call <text:span text:style-name="Code_20_Inline">guess</text:span>. When called with <text:span text:style-name="Code_20_Inline">signed</text:span> <text:span text:style-name="Code_20_Inline">char</text:span> and <text:span text:style-name="Code_20_Inline">short</text:span> arguments, the compiler promotes the arguments to <text:span text:style-name="Code_20_Inline">int</text:span>, and finds an exact match with <text:span text:style-name="Code_20_Inline">guess(</text:span><text:span text:style-name="Code_20_Inline"><text:span text:style-name="Code_20_Inline">i</text:span></text:span><text:span text:style-name="Code_20_Inline">nt</text:span> <text:span text:style-name="Code_20_Inline">i)</text:span>.</text:p>
      <text:p text:style-name="Body_20_Text">The last four lines call the aptly-named function, <text:span text:style-name="Code_20_Inline">error</text:span>. The problem is that the compiler promotes <text:span text:style-name="Code_20_Inline">signed</text:span> <text:span text:style-name="Code_20_Inline">char</text:span> and <text:span text:style-name="Code_20_Inline">short</text:span> to <text:span text:style-name="Code_20_Inline">int</text:span>, and then must convert <text:span text:style-name="Code_20_Inline">int</text:span> to either <text:span text:style-name="Code_20_Inline">long</text:span> or <text:span text:style-name="Code_20_Inline">bool</text:span>. It treats all conversions equally, so it cannot decide which function to call, and so reports an error. Delete the three lines that I marked with “expected error,” and the program works just fine, or add an overload for <text:span text:style-name="Code_20_Inline">error(int)</text:span>, and everything will work.</text:p>
      <text:p text:style-name="Body_20_Text">The problem of ambiguous overload resolution is a difficult hurdle for new C++ programmers. It’s a difficult hurdle for most experienced C++ programmers. The exact rules for how C++ resolves overloaded names are complicated and subtle. Avoid being clever about overloaded<text:change-start text:change-id="ct1241832544"/> functions<text:change-end text:change-id="ct1241832544"/>, and keep it simple. Most overloading situations are straightforward, but if you find yourself writing an overload for type <text:span text:style-name="Code_20_Inline">long</text:span>, be sure you also have an overload for type <text:span text:style-name="Code_20_Inline">int</text:span><text:change-start text:change-id="ct1241926296"/><text:span text:style-name="T8">.</text:span><text:change-end text:change-id="ct1241926296"/></text:p>
      <text:p text:style-name="Body_20_Text">Knowing about big integers helps with some programs, but others need to represent even bigger numbers. The next exploration examines how C++ works with floating point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23 - Big and Little Numbers</dc:title>
    <dc:subject>Exploring C++</dc:subject>
    <meta:initial-creator>Ray Lischner</meta:initial-creator>
    <meta:creation-date>2006-03-30T10:01:31</meta:creation-date>
    <dc:creator>Ray Lischner</dc:creator>
    <dc:date>2006-09-22T00:28:16</dc:date>
    <dc:language>en-US</dc:language>
    <meta:editing-cycles>79</meta:editing-cycles>
    <meta:editing-duration>P3DT2H39M34S</meta:editing-duration>
    <meta:user-defined meta:name="codex-configfile">apress-cpp-dox.xml</meta:user-defined>
    <meta:user-defined meta:name="codex-chapter-number">23</meta:user-defined>
    <meta:user-defined meta:name="codex-doxygen"/>
    <meta:user-defined meta:name="Info 4"/>
    <meta:document-statistic meta:table-count="0" meta:image-count="0" meta:object-count="0" meta:page-count="9" meta:paragraph-count="250" meta:word-count="2774" meta:character-count="16185"/>
  </office:meta>
</office:document-meta>
</file>